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5.42mm" fo:margin-left="-1.91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32.1mm"/>
    </style:style>
    <style:style style:name="Table1.C" style:family="table-column">
      <style:table-column-properties style:column-width="37.76mm"/>
    </style:style>
    <style:style style:name="Table1.1" style:family="table-row">
      <style:table-row-properties style:min-row-height="32.65mm" fo:keep-together="auto"/>
    </style:style>
    <style:style style:name="Table1.A1" style:family="table-cell">
      <style:table-cell-properties fo:padding-left="1.91mm" fo:padding-right="1.91mm" fo:padding-top="0mm" fo:padding-bottom="0mm" fo:border="none"/>
    </style:style>
    <style:style style:name="Table1.B1" style:family="table-cell">
      <style:table-cell-properties fo:background-color="#ffffff" fo:padding-left="1.91mm" fo:padding-right="1.91mm" fo:padding-top="0mm" fo:padding-bottom="0mm" fo:border-left="none" fo:border-right="0.5pt solid #00000a" fo:border-top="none" fo:border-bottom="none">
        <style:background-image/>
      </style:table-cell-properties>
    </style:style>
    <style:style style:name="Table1.C1" style:family="table-cell">
      <style:table-cell-properties fo:background-color="#ffffff" fo:padding-left="1.91mm" fo:padding-right="1.91mm" fo:padding-top="0mm" fo:padding-bottom="0mm" fo:border-left="0.5pt solid #00000a" fo:border-right="none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88.9mm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48pt" style:font-size-asian="48pt" style:font-size-complex="48pt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(CHAPTER 50)</text:span></text:p>
            <text:p text:style-name="P1"><text:span text:style-name="T1">THE COMPANIES REGULATIONS <text:line-break/>REGULATION 68</text:span></text:p>
            <text:p text:style-name="P1"><text:span text:style-name="T1">MEMORANDUM OF ADJOURNMENT OF MEETING <text:line-break/>OF CREDITORS IN RELATION TO <text:line-break/>JUDICIAL MANAGEMENT</text:span></text:p>
            <text:p text:style-name="P2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1"><text:span text:style-name="T2">63P</text:span></text:p>
          </table:table-cell>
        </table:table-row>
      </table:table>
      <text:p text:style-name="Standard"><text:s text:c="2"/><text:tab/><text:tab/><text:tab/><text:tab/><text:tab/><text:tab/><text:tab/><text:tab/><text:tab/><text:tab/><text:tab/>Folio No</text:p>
      <text:p text:style-name="Standard"><text:bookmark text:name="_GoBack"/></text:p>
      <text:p text:style-name="P3"/>
      <text:p text:style-name="P3">Name of Company:</text:p>
      <text:p text:style-name="P3"><text:tab/><text:tab/><text:tab/><text:tab/>Under Judicial Management</text:p>
      <text:p text:style-name="P3">Company No:</text:p>
      <text:p text:style-name="P3">(1) Date and time of meeting:</text:p>
      <text:p text:style-name="P3">(2) Place of meeting:</text:p>
      <text:p text:style-name="P3">(3) Name of the chairman of meeting:</text:p>
      <text:p text:style-name="P3">(4) The meeting was adjourned to:</text:p>
      <text:p text:style-name="P3">(5) Reason for adjournmen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 <text:s text:c="10"/>Signature of Chair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0.25mm" fo:language="en" fo:country="US" fo:font-weight="bold" style:font-size-asian="9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2.47mm" fo:margin-bottom="30.04mm" fo:margin-left="9.98mm" fo:margin-right="6.9mm" style:writing-mode="lr-tb" style:layout-grid-color="#c0c0c0" style:layout-grid-lines="2174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6:49:00</meta:creation-date>
    <dc:date>2015-12-21T06:57:00</dc:date>
    <meta:editing-duration>PT8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64" meta:character-count="427" meta:non-whitespace-character-count="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